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4"/>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756in" fo:text-indent="-0.25in" fo:margin-left="1.0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56in" fo:text-indent="-0.25in" fo:margin-left="1.3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56in" fo:text-indent="-0.25in" fo:margin-left="1.5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56in" fo:text-indent="-0.25in" fo:margin-left="1.8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56in" fo:text-indent="-0.25in" fo:margin-left="2.0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56in" fo:text-indent="-0.25in" fo:margin-left="2.3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56in" fo:text-indent="-0.25in" fo:margin-left="2.5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56in" fo:text-indent="-0.25in" fo:margin-left="2.8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56in" fo:text-indent="-0.25in" fo:margin-left="3.0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56in" fo:text-indent="-0.25in" fo:margin-left="3.3256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Title:<text:tab/><text:tab/><text:tab/>Fractals in Python</text:p>
      <text:p text:style-name="Standard"/>
      <text:p text:style-name="Standard">Group Members:<text:tab/><text:tab/>Kai Gentile-Manigault<text:tab/><text:tab/>Green Valley High School</text:p>
      <text:p text:style-name="Standard"><text:tab/><text:tab/><text:tab/><text:tab/><text:tab/><text:tab/><text:tab/><text:tab/><text:tab/>Henderson, Nevada </text:p>
      <text:p text:style-name="Standard"><text:tab/><text:tab/><text:tab/><text:tab/>Joseph Knierman<text:tab/><text:tab/><text:tab/>Romcalli High School</text:p>
      <text:p text:style-name="Standard"><text:tab/><text:tab/><text:tab/><text:tab/><text:tab/><text:tab/><text:tab/><text:tab/><text:tab/>Indianapolis, Indiana</text:p>
      <text:p text:style-name="Standard"><text:tab/><text:tab/><text:tab/><text:tab/>Ean Milligan<text:tab/><text:tab/><text:tab/><text:tab/>Dayton Regional STEM School</text:p>
      <text:p text:style-name="Standard"><text:tab/><text:tab/><text:tab/><text:tab/><text:tab/><text:tab/><text:tab/><text:tab/><text:tab/>Dayton, Ohio</text:p>
      <text:p text:style-name="Standard"/>
      <text:list xml:id="list4795619579641837938" text:style-name="L1">
        <text:list-item>
          <text:p text:style-name="P1">Abstract: <text:s/>After learning and becoming accommodated to the use of Python graphics features, we thought of ways in which we could use this in order to develop an image that not only required more complex use of python, but also one that incorporated mathematical concepts while also looking appealing and symmetric. A perfect way to do this would be to develop and operate a fractal image, which is an image that is composed of a recursive patterns in which the pattern varies in size and placement throughout the image. The program allows for the image to be clearly formed as the pattern is created, manipulated, and replicated with the use of Python Graphics programming. Doing this, we are able to see how the use of matrices and trigonometric functions can form fractal images and how manipulation of these will affect the image itself. We will analyze how these shapes and patterns are affected by changing individual values of the transformation matrix.</text:p>
        </text:list-item>
        <text:list-item>
          <text:p text:style-name="P1">Resources and Procedures</text:p>
        </text:list-item>
      </text:list>
      <text:list xml:id="list6164861998544680885" text:style-name="L2">
        <text:list-header>
          <text:p text:style-name="P2">Research needed</text:p>
        </text:list-header>
        <text:list-item>
          <text:p text:style-name="P4">Research of Python programming commands</text:p>
        </text:list-item>
        <text:list-item>
          <text:p text:style-name="P4">Fractal images and equations</text:p>
          <text:p text:style-name="P2"/>
          <text:p text:style-name="P2">Math Needed</text:p>
        </text:list-item>
        <text:list-item>
          <text:p text:style-name="P4">Converting degrees to radians</text:p>
        </text:list-item>
        <text:list-item>
          <text:p text:style-name="P4">Trigonometry and Algebra</text:p>
        </text:list-item>
        <text:list-item>
          <text:p text:style-name="P4">Matrix operations</text:p>
        </text:list-item>
      </text:list>
      <text:p text:style-name="P3"><text:tab/> <text:s text:c="7"/></text:p>
      <text:p text:style-name="P3"><text:span text:style-name="T1"><text:tab/> <text:s text:c="7"/>Programming to be done</text:span></text:p>
      <text:p text:style-name="P3"><text:span text:style-name="T1"/></text:p>
      <text:list xml:id="list4185714695991450127" text:style-name="L4">
        <text:list-item>
          <text:p text:style-name="P6">Use of Matrices</text:p>
        </text:list-item>
        <text:list-item>
          <text:p text:style-name="P6">graphing points</text:p>
        </text:list-item>
        <text:list-item>
          <text:p text:style-name="P6">rotation through angles</text:p>
        </text:list-item>
        <text:list-item>
          <text:p text:style-name="P6">Number of iterations </text:p>
          <text:p text:style-name="P9"><text:span text:style-name="T1"/></text:p>
          <text:p text:style-name="P9"><text:span text:style-name="T1">Document sharing and versions</text:span></text:p>
        </text:list-item>
        <text:list-item>
          <text:p text:style-name="P6">GitHub</text:p>
        </text:list-item>
        <text:list-item>
          <text:p text:style-name="P6">Open Office</text:p>
        </text:list-item>
      </text:list>
      <text:p text:style-name="P3"/>
      <text:list xml:id="list6378681026644312316" text:style-name="L5">
        <text:list-item>
          <text:list>
            <text:list-item>
              <text:p text:style-name="P7">Deliverables</text:p>
            </text:list-item>
          </text:list>
        </text:list-item>
      </text:list>
      <text:p text:style-name="P3"/>
      <text:list xml:id="list6594303339680979597" text:style-name="L6">
        <text:list-item>
          <text:p text:style-name="P8">Python program</text:p>
        </text:list-item>
        <text:list-item>
          <text:p text:style-name="P8">Report</text:p>
        </text:list-item>
        <text:list-item>
          <text:p text:style-name="P8">Poster</text:p>
        </text:list-item>
        <text:list-item>
          <text:p text:style-name="P8">Elevator speech</text:p>
        </text:list-item>
      </text:list>
      <text:list xml:id="list35617051" text:continue-list="list6378681026644312316" text:style-name="L5">
        <text:list-item>
          <text:list>
            <text:list-header>
              <text:p text:style-name="P7"><text:soft-page-break/></text:p>
            </text:list-header>
          </text:list>
        </text:list-item>
      </text:list>
      <text:p text:style-name="P3"><text:span text:style-name="T1"/></text:p>
      <text:list xml:id="list1099127303250174034" text:style-name="L3">
        <text:list-header>
          <text:p text:style-name="P5"><text:span text:style-name="T1"/></text:p>
        </text:list-header>
      </text:list>
      <text:list xml:id="list35618315" text:continue-list="list6164861998544680885" text:style-name="L2">
        <text:list-header>
          <text:p text:style-name="P4"/>
        </text:list-header>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i Gentile-Manigault</meta:initial-creator>
    <meta:creation-date>2015-06-19T13:12:25.94</meta:creation-date>
    <dc:date>2015-06-19T15:45:42.84</dc:date>
    <dc:creator>Kai Gentile-Manigault</dc:creator>
    <meta:editing-duration>PT1H47M43S</meta:editing-duration>
    <meta:editing-cycles>3</meta:editing-cycles>
    <meta:generator>OpenOffice/4.1.1$Win32 OpenOffice.org_project/411m6$Build-9775</meta:generator>
    <meta:document-statistic meta:table-count="0" meta:image-count="0" meta:object-count="0" meta:page-count="2" meta:paragraph-count="31" meta:word-count="266" meta:character-count="1649"/>
  </office:meta>
</office:document-meta>
</file>